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S Schlange Sans" svg:font-family="'ALS Schlange Sans'"/>
    <style:font-face style:name="Open Sans" svg:font-family="'Open Sans', 'Helvetica Neue', Helvetica, Arial, sans-serif"/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/>
    </style:style>
    <style:style style:name="P2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</style:style>
    <style:style style:name="P3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70.01mm"/>
        </style:tab-stops>
      </style:paragraph-properties>
    </style:style>
    <style:style style:name="P4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70.01mm"/>
        </style:tab-stops>
      </style:paragraph-properties>
      <style:text-properties officeooo:paragraph-rsid="001e0984"/>
    </style:style>
    <style:style style:name="P5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50.01mm"/>
        </style:tab-stops>
      </style:paragraph-properties>
    </style:style>
    <style:style style:name="P6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officeooo:paragraph-rsid="00296542"/>
    </style:style>
    <style:style style:name="P7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</style:style>
    <style:style style:name="P8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>
        <style:tab-stops>
          <style:tab-stop style:position="70.01mm"/>
        </style:tab-stops>
      </style:paragraph-properties>
      <style:text-properties officeooo:paragraph-rsid="0024cb92"/>
    </style:style>
    <style:style style:name="P9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officeooo:paragraph-rsid="001aa718"/>
    </style:style>
    <style:style style:name="P10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officeooo:paragraph-rsid="00290c2f"/>
    </style:style>
    <style:style style:name="P11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</style:style>
    <style:style style:name="P12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50.01mm"/>
        </style:tab-stops>
      </style:paragraph-properties>
    </style:style>
    <style:style style:name="P13" style:family="paragraph" style:parent-style-name="Standard">
      <style:paragraph-properties fo:margin-left="2.5mm" fo:margin-right="0mm" fo:margin-top="0mm" fo:margin-bottom="0mm" loext:contextual-spacing="false" fo:line-height="100%" fo:text-indent="0mm" style:auto-text-indent="false">
        <style:tab-stops>
          <style:tab-stop style:position="70.01mm"/>
        </style:tab-stops>
      </style:paragraph-properties>
    </style:style>
    <style:style style:name="P14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5" style:family="paragraph" style:parent-style-name="Standard">
      <style:paragraph-properties fo:margin-left="2.5mm" fo:margin-right="0mm" fo:margin-top="0mm" fo:margin-bottom="0mm" loext:contextual-spacing="false" fo:line-height="100%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50.01mm"/>
        </style:tab-stops>
      </style:paragraph-properties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/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letter-spacing="-0.04mm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2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letter-spacing="-0.04mm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24" style:family="paragraph" style:parent-style-name="Standard">
      <style:paragraph-properties fo:margin-left="2.5mm" fo:margin-right="0mm" fo:margin-top="0mm" fo:margin-bottom="0mm" loext:contextual-spacing="false" fo:line-height="100%" fo:text-align="end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5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70.01mm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left="2.5mm" fo:margin-right="0mm" fo:margin-top="0mm" fo:margin-bottom="0mm" loext:contextual-spacing="false" fo:line-height="100%" fo:text-align="justify" style:justify-single-word="false" fo:text-indent="0mm" style:auto-text-indent="false"/>
      <style:text-properties style:font-name="Times New Roman" fo:font-size="8pt" fo:letter-spacing="-0.04mm" style:font-name-asian="Times New Roman1" style:font-size-asian="8pt" style:language-asian="ru" style:country-asian="RU" style:font-name-complex="Times New Roman1" style:font-size-complex="12pt"/>
    </style:style>
    <style:style style:name="P28" style:family="paragraph" style:parent-style-name="Standard">
      <style:paragraph-properties fo:margin-left="2.5mm" fo:margin-right="0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Arial1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Standard" style:master-pag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 style:page-number="auto"/>
    </style:style>
    <style:style style:name="P30" style:family="paragraph" style:parent-style-name="Standard">
      <style:paragraph-properties fo:margin-top="0mm" fo:margin-bottom="0mm" loext:contextual-spacing="false" fo:line-height="100%" fo:text-align="end" style:justify-single-word="false"/>
    </style:style>
    <style:style style:name="P31" style:family="paragraph" style:parent-style-name="Standard">
      <style:paragraph-properties fo:margin-left="100.01mm" fo:margin-right="0mm" fo:margin-top="0mm" fo:margin-bottom="0mm" loext:contextual-spacing="false" fo:line-height="100%" fo:text-indent="0mm" style:auto-text-indent="false"/>
    </style:style>
    <style:style style:name="P32" style:family="paragraph" style:parent-style-name="Standard">
      <style:paragraph-properties fo:margin-left="60.01mm" fo:margin-right="0mm" fo:margin-top="0mm" fo:margin-bottom="0mm" loext:contextual-spacing="false" fo:line-height="100%" fo:text-indent="0mm" style:auto-text-indent="false"/>
    </style:style>
    <style:style style:name="P33" style:family="paragraph" style:parent-style-name="Standard">
      <style:paragraph-properties fo:margin-left="75.04mm" fo:margin-right="0mm" fo:margin-top="0mm" fo:margin-bottom="0mm" loext:contextual-spacing="false" fo:line-height="100%" fo:text-indent="12.51mm" style:auto-text-indent="false"/>
    </style:style>
    <style:style style:name="T1" style:family="tex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3pt"/>
    </style:style>
    <style:style style:name="T2" style:family="text">
      <style:text-properties style:font-name="Times New Roman" fo:font-size="14pt" fo:letter-spacing="-0.04mm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2pt" fo:letter-spacing="-0.04mm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fo:letter-spacing="-0.04mm" officeooo:rsid="00296542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fo:letter-spacing="-0.04mm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6" style:family="text">
      <style:text-properties style:font-name="Times New Roman" fo:font-size="12pt" fo:letter-spacing="-0.04mm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officeooo:rsid="002b2c88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officeooo:rsid="00317f03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officeooo:rsid="00358049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1cf505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1e0984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officeooo:rsid="002b2c88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officeooo:rsid="00358049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fo:font-style="italic" style:text-underline-style="solid" style:text-underline-width="auto" style:text-underline-color="font-color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7" style:family="text">
      <style:text-properties style:font-name="Times New Roman" fo:font-size="12pt" fo:font-style="italic" style:text-underline-style="solid" style:text-underline-width="auto" style:text-underline-color="font-color" officeooo:rsid="001d4718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8" style:family="text">
      <style:text-properties style:font-name="Times New Roman" fo:font-size="12pt" fo:font-style="italic" style:text-underline-style="solid" style:text-underline-width="auto" style:text-underline-color="font-color" officeooo:rsid="001cf505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9" style:family="text">
      <style:text-properties style:font-name="Times New Roman" fo:font-size="12pt" fo:font-style="italic" style:text-underline-style="solid" style:text-underline-width="auto" style:text-underline-color="font-color" officeooo:rsid="001e0984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0" style:family="text">
      <style:text-properties style:font-name="Times New Roman" fo:font-size="12pt" fo:font-style="italic" style:text-underline-style="solid" style:text-underline-width="auto" style:text-underline-color="font-color" officeooo:rsid="0021dea7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1" style:family="text">
      <style:text-properties style:font-name="Times New Roman" fo:font-size="12pt" fo:font-style="italic" style:text-underline-style="solid" style:text-underline-width="auto" style:text-underline-color="font-color" officeooo:rsid="0021f0aa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2" style:family="text">
      <style:text-properties style:font-name="Times New Roman" fo:font-size="12pt" fo:font-style="italic" style:text-underline-style="solid" style:text-underline-width="auto" style:text-underline-color="font-color" officeooo:rsid="0027b8c1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3" style:family="text">
      <style:text-properties style:font-name="Times New Roman" fo:font-size="12pt" fo:font-style="italic" style:text-underline-style="solid" style:text-underline-width="auto" style:text-underline-color="font-color" officeooo:rsid="002b2c88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4" style:family="text">
      <style:text-properties style:font-name="Times New Roman" fo:font-size="12pt" fo:font-style="italic" style:text-underline-style="solid" style:text-underline-width="auto" style:text-underline-color="font-color" officeooo:rsid="00358049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5" style:family="text">
      <style:text-properties style:font-name="Times New Roman" fo:font-size="12pt" fo:font-style="normal" style:text-underline-style="solid" style:text-underline-width="auto" style:text-underline-color="font-color" style:font-name-asian="Times New Roman1" style:font-size-asian="12pt" style:language-asian="ru" style:country-asian="RU" style:font-style-asian="normal" style:font-name-complex="Times New Roman1" style:font-size-complex="12pt" style:font-style-complex="normal"/>
    </style:style>
    <style:style style:name="T26" style:family="text">
      <style:text-properties style:font-name="Times New Roman" fo:font-size="12pt" style:text-underline-style="none" style:font-name-asian="Times New Roman1" style:font-size-asian="12pt" style:language-asian="ru" style:country-asian="RU" style:font-name-complex="Times New Roman1" style:font-size-complex="12pt"/>
    </style:style>
    <style:style style:name="T27" style:family="text">
      <style:text-properties style:font-name="Times New Roman" fo:font-size="12pt" style:text-underline-style="none" officeooo:rsid="00358049" style:font-name-asian="Times New Roman1" style:font-size-asian="12pt" style:language-asian="ru" style:country-asian="RU" style:font-name-complex="Times New Roman1" style:font-size-complex="12pt"/>
    </style:style>
    <style:style style:name="T28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12pt"/>
    </style:style>
    <style:style style:name="T2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10pt"/>
    </style:style>
    <style:style style:name="T30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1" style:family="text">
      <style:text-properties style:font-name="Times New Roman" fo:font-size="8pt" style:font-name-asian="Times New Roman1" style:font-size-asian="8pt" style:language-asian="ar" style:country-asian="SA" style:font-name-complex="Times New Roman1" style:font-size-complex="12pt"/>
    </style:style>
    <style:style style:name="T32" style:family="text">
      <style:text-properties style:font-name="Times New Roman" fo:font-size="8pt" fo:letter-spacing="-0.04mm" style:font-name-asian="Times New Roman1" style:font-size-asian="8pt" style:language-asian="ru" style:country-asian="RU" style:font-name-complex="Times New Roman1" style:font-size-complex="12pt"/>
    </style:style>
    <style:style style:name="T33" style:family="text">
      <style:text-properties fo:text-transform="uppercase" style:font-name="Times New Roman" fo:font-size="8pt" fo:font-weight="bold" style:font-name-asian="Calibri1" style:font-size-asian="8pt" style:language-asian="ru" style:country-asian="RU" style:font-weight-asian="bold" style:font-name-complex="Times New Roman1" style:font-size-complex="8pt"/>
    </style:style>
    <style:style style:name="T34" style:family="text">
      <style:text-properties fo:color="#ff0000"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Министерство науки и высшего образования Российской Федерации</text:span></text:p>
      <text:p text:style-name="P1"><text:span text:style-name="T33">федеральное государственное автономное образовательное учреждение высшего образования </text:span></text:p>
      <text:p text:style-name="P2"><text:span text:style-name="T1">“САНКТ-ПЕТЕРБУРГСКИЙ НАЦИОНАЛЬНЫЙ ИССЛЕДОВАТЕЛЬСКИЙ </text:span></text:p>
      <text:p text:style-name="P2"><text:span text:style-name="T1">УНИВЕРСИТЕТ ИНФОРМАЦИОННЫХ ТЕХНОЛОГИЙ, </text:span></text:p>
      <text:p text:style-name="P2"><text:span text:style-name="T1">МЕХАНИКИ И ОПТИКИ”</text:span></text:p>
      <text:p text:style-name="P14"/>
      <text:p text:style-name="P21"><text:bookmark text:name="_GoBack"/></text:p>
      <text:p text:style-name="P21"/>
      <text:p text:style-name="P2"><text:span text:style-name="T2">ВЫПУСКНАЯ КВАЛИФИКАЦИОННАЯ РАБОТА</text:span></text:p>
      <text:p text:style-name="P28"/>
      <text:p text:style-name="P28"/>
      <text:p text:style-name="P28"/>
      <text:p text:style-name="P15"/>
      <text:p text:style-name="P15"/>
      <text:p text:style-name="P15"/>
      <text:p text:style-name="P2"><text:span text:style-name="T2">РАЗРАБОТКА АВТОМАТИЗИРОВАННОГО МЕТОДА НАСТРОЙКИ АЛГОРИТМОВ ОПТИМИЗАЦИИ ДЛЯ КВАНТОВОГО КОМПЬЮТЕРА</text:span></text:p>
      <text:p text:style-name="P23"/>
      <text:p text:style-name="P16"/>
      <text:p text:style-name="P18"/>
      <text:p text:style-name="P18"/>
      <text:p text:style-name="P18"/>
      <text:p text:style-name="P18"/>
      <text:p text:style-name="P18"/>
      <text:p text:style-name="P9"><text:span text:style-name="T3">Автор</text:span><text:span text:style-name="T6"> <text:s text:c="3"/></text:span><text:span text:style-name="T12"><text:s text:c="3"/></text:span><text:span text:style-name="T17">C</text:span><text:span text:style-name="T18">амарин Артур Олегович </text:span><text:span text:style-name="T12"><text:s text:c="14"/></text:span><text:span text:style-name="T7"><text:s text:c="3"/>_______________</text:span></text:p>
      <text:p text:style-name="P4"><text:span text:style-name="T28"><text:tab/>(Фамилия, Имя, Отчество)<text:tab/><text:tab/><text:tab/>(Подпись)</text:span></text:p>
      <text:p text:style-name="P24"/>
      <text:p text:style-name="P7"><text:span text:style-name="T7"><text:s text:c="6"/>Направление подготовки (специальность)</text:span><text:span text:style-name="T25"> <text:s text:c="2"/><text:tab/> </text:span><text:span text:style-name="T19">01.03.02</text:span><text:span text:style-name="T13"> <text:s text:c="4"/><text:tab/></text:span></text:p>
      <text:p text:style-name="P3"><text:span text:style-name="T28"><text:tab/><text:tab/><text:tab/><text:tab/><text:tab/><text:tab/><text:tab/>(код, наименование)</text:span></text:p>
      <text:p text:style-name="P8"><text:span text:style-name="T30">_______</text:span><text:span text:style-name="T28">_________</text:span><text:span text:style-name="T20">прикладная математика и информатика</text:span><text:span text:style-name="T28">_____________</text:span></text:p>
      <text:p text:style-name="P17"/>
      <text:p text:style-name="P30"><text:span text:style-name="T7">Квалификация __________</text:span><text:span text:style-name="T21">бакалавр</text:span><text:span text:style-name="T7">________________________</text:span></text:p>
      <text:p text:style-name="P31"><text:span text:style-name="T31">(бакалавр, магистр)*</text:span></text:p>
      <text:p text:style-name="P20"/>
      <text:p text:style-name="P10"><text:span text:style-name="T3">Руководитель ВКР</text:span><text:span text:style-name="T6"> </text:span><text:span text:style-name="T22">Чивилихин Д.С., н.с., к.т.н. </text:span><text:span text:style-name="T7"><text:s text:c="2"/>______________</text:span></text:p>
      <text:p text:style-name="P5"><text:span text:style-name="T28"><text:tab/><text:tab/><text:tab/>(Фамилия, И., О., <text:s/>ученое звание, степень)<text:tab/>(Подпись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/>
      <text:p text:style-name="P32"><text:span text:style-name="T5">К защите допустить</text:span></text:p>
      <text:p text:style-name="P20"/>
      <text:p text:style-name="P7"><text:span text:style-name="T3">Руководитель ОП </text:span><text:span text:style-name="T7">___________________________ <text:s text:c="2"/>_____________</text:span></text:p>
      <text:p text:style-name="P33"><text:span text:style-name="T28">(Фамилия, И.О., <text:s/>ученое звание, степень) <text:tab/>(Подпись)</text:span></text:p>
      <text:p text:style-name="P19"/>
      <text:p text:style-name="P7"><text:span text:style-name="T3">“_____”__________________ 20 ____г.</text:span></text:p>
      <text:p text:style-name="P18"/>
      <text:p text:style-name="P18"/>
      <text:p text:style-name="P18"/>
      <text:p text:style-name="P6"><text:span text:style-name="T3">Санкт-Петербург, 20</text:span><text:span text:style-name="T4">19</text:span><text:span text:style-name="T3"> г.</text:span></text:p>
      <text:p text:style-name="P22"><text:soft-page-break/></text:p>
      <text:p text:style-name="P11"><text:span text:style-name="T11">Студент <text:s text:c="6"/></text:span><text:span text:style-name="T23">Самарин А.О <text:s text:c="6"/></text:span><text:span text:style-name="T7">Группа</text:span><text:span text:style-name="T11"> <text:s text:c="7"/></text:span><text:span text:style-name="T23">M3437</text:span><text:span text:style-name="T14"> <text:s text:c="6"/></text:span><text:span text:style-name="T7"><text:s/>Факультет</text:span><text:span text:style-name="T11"> <text:s text:c="3"/></text:span><text:span text:style-name="T23">ИТИП</text:span><text:span text:style-name="T14"> <text:s text:c="32"/></text:span></text:p>
      <text:p text:style-name="P13"><text:span text:style-name="T29"><text:s text:c="30"/>(Фамилия, И. О.)</text:span></text:p>
      <text:p text:style-name="P16"/>
      <text:p text:style-name="P11"><text:span text:style-name="T7">Направленность (профиль), специализация </text:span><text:span text:style-name="T11"><text:s text:c="2"/></text:span><text:span text:style-name="T16">Математические модели и алгоритмы в разработке программного обеспечения</text:span><text:span text:style-name="T11"><text:tab/><text:tab/><text:tab/><text:tab/><text:tab/><text:tab/><text:tab/><text:tab/> <text:s text:c="6"/></text:span></text:p>
      <text:p text:style-name="P18"/>
      <text:p text:style-name="P11"><text:span text:style-name="T3">Консультант (ы):</text:span></text:p>
      <text:p text:style-name="P11"><text:span text:style-name="T3">а) </text:span><text:span text:style-name="T24">Кириенко А., с.н.с, PhD <text:s text:c="57"/><text:tab/><text:tab/><text:tab/> </text:span><text:span text:style-name="T26"><text:s text:c="2"/></text:span><text:span text:style-name="T7"><text:s/>_____________</text:span></text:p>
      <text:p text:style-name="P12"><text:span text:style-name="T28"><text:tab/><text:tab/><text:tab/>(Фамилия, И., О., <text:s/>ученое звание, степень)<text:tab/><text:tab/>(Подпись)</text:span></text:p>
      <text:p text:style-name="P26"/>
      <text:p text:style-name="P11"><text:span text:style-name="T3">б) </text:span><text:span text:style-name="T7">______________________________________________________________ <text:s text:c="2"/>_____________</text:span></text:p>
      <text:p text:style-name="P12"><text:span text:style-name="T28"><text:tab/><text:tab/><text:tab/>(Фамилия, И., О., <text:s/>ученое звание, степень)<text:tab/><text:tab/>(Подпись)</text:span></text:p>
      <text:p text:style-name="P27"/>
      <text:p text:style-name="P16"/>
      <text:p text:style-name="P18"/>
      <text:p text:style-name="P11"><text:span text:style-name="T3">ВКР принята <text:s/>“____”________________________20 ____г.</text:span></text:p>
      <text:p text:style-name="P16"/>
      <text:p text:style-name="P11"><text:span text:style-name="T3">Оригинальность ВКР ______________%</text:span></text:p>
      <text:p text:style-name="P18"/>
      <text:p text:style-name="P11"><text:span text:style-name="T3">ВКР выполнена с оценкой _______________________________</text:span></text:p>
      <text:p text:style-name="P18"/>
      <text:p text:style-name="P11"><text:span text:style-name="T3">Дата защиты “____”________________________20 ____г.</text:span></text:p>
      <text:p text:style-name="P18"/>
      <text:p text:style-name="P11"><text:span text:style-name="T3">Секретарь ГЭК ______________________________________________ <text:s text:c="3"/>__________________</text:span></text:p>
      <text:p text:style-name="P12"><text:span text:style-name="T28"><text:tab/>(ФИО) <text:tab/><text:tab/><text:tab/><text:tab/><text:tab/><text:tab/><text:tab/><text:tab/>(подпись)</text:span></text:p>
      <text:p text:style-name="P18"/>
      <text:p text:style-name="P11"><text:span text:style-name="T3">Листов хранения ___________________________________</text:span></text:p>
      <text:p text:style-name="P18"/>
      <text:p text:style-name="P11"><text:span text:style-name="T3">Демонстрационных материалов/Чертежей хранения _________________________________</text:span></text:p>
      <text:p text:style-name="P18"/>
      <text:p text:style-name="P18"/>
      <text:p text:style-name="P11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S Schlange Sans" svg:font-family="'ALS Schlange Sans'"/>
    <style:font-face style:name="Open Sans" svg:font-family="'Open Sans', 'Helvetica Neue', Helvetica, Arial, sans-serif"/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mm" fo:margin-bottom="0m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Times New Roman" fo:font-family="'Times New Roman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2</meta:initial-creator>
    <meta:editing-cycles>32</meta:editing-cycles>
    <meta:creation-date>2018-07-16T14:17:00</meta:creation-date>
    <dc:date>2019-04-21T22:36:00.206439162</dc:date>
    <meta:editing-duration>PT59M47S</meta:editing-duration>
    <meta:generator>LibreOffice/6.2.2.2$Linux_X86_64 LibreOffice_project/20$Build-2</meta:generator>
    <meta:document-statistic meta:table-count="0" meta:image-count="0" meta:object-count="0" meta:page-count="2" meta:paragraph-count="37" meta:word-count="166" meta:character-count="2045" meta:non-whitespace-character-count="16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